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EDDDB6A9.png" manifest:media-type="image/png"/>
  <manifest:file-entry manifest:full-path="Pictures/10000001000002950000019560139A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4a3" officeooo:paragraph-rsid="0017c4a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draw:frame draw:style-name="fr1" draw:name="Imagen1" text:anchor-type="char" svg:x="-0.159cm" svg:y="0.272cm" svg:width="17cm" svg:height="10.416cm" draw:z-index="0"><draw:image xlink:href="Pictures/10000001000002950000019560139AF4.png" xlink:type="simple" xlink:show="embed" xlink:actuate="onLoad" draw:mime-type="image/png"/></draw:frame><text:span text:style-name="T1"/></text:p>
      <text:p text:style-name="P1"><draw:frame draw:style-name="fr1" draw:name="Imagen2" text:anchor-type="char" svg:x="-0.079cm" svg:y="0.025cm" svg:width="17cm" svg:height="9.559cm" draw:z-index="1"><draw:image xlink:href="Pictures/100000010000077F00000437EDDDB6A9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Link: </text:span>https://github.com/IzanSerra/02_REP_SAG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4T19:04:19.967000000</meta:creation-date>
    <dc:date>2025-11-04T19:05:00.610000000</dc:date>
    <meta:editing-duration>PT42S</meta:editing-duration>
    <meta:editing-cycles>1</meta:editing-cycles>
    <meta:document-statistic meta:table-count="0" meta:image-count="2" meta:object-count="0" meta:page-count="1" meta:paragraph-count="1" meta:word-count="2" meta:character-count="47" meta:non-whitespace-character-count="46"/>
    <meta:generator>LibreOffice/24.2.4.2$Windows_X86_64 LibreOffice_project/51a6219feb6075d9a4c46691dcfe0cd9c4fff3c2</meta:generator>
  </office:meta>
</office:document-meta>
</file>